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55308d" draw:fill-color="#ff3838" draw:textarea-horizontal-align="justify" draw:textarea-vertical-align="middle" draw:auto-grow-height="false" fo:min-height="0.896cm" fo:min-width="7.758cm"/>
      <style:paragraph-properties style:writing-mode="lr-tb"/>
    </style:style>
    <style:style style:name="gr2" style:family="graphic" style:parent-style-name="standard">
      <style:graphic-properties draw:fill-color="#8d1d75" draw:textarea-horizontal-align="justify" draw:textarea-vertical-align="middle" draw:auto-grow-height="false" fo:min-height="0.896cm" fo:min-width="7.7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96cm" fo:min-width="7.758cm"/>
      <style:paragraph-properties style:writing-mode="lr-tb"/>
    </style:style>
    <style:style style:name="gr4" style:family="graphic" style:parent-style-name="standard">
      <style:graphic-properties svg:stroke-color="#ff0000" draw:fill-color="#1e6a39" draw:textarea-horizontal-align="justify" draw:textarea-vertical-align="middle" draw:auto-grow-height="false" fo:min-height="0.896cm" fo:min-width="5.726cm"/>
      <style:paragraph-properties style:writing-mode="lr-tb"/>
    </style:style>
    <style:style style:name="gr5" style:family="graphic" style:parent-style-name="standard">
      <style:graphic-properties draw:fill-color="#5eb91e" draw:textarea-horizontal-align="justify" draw:textarea-vertical-align="middle" draw:auto-grow-height="false" fo:min-height="0.896cm" fo:min-width="5.726cm"/>
      <style:paragraph-properties style:writing-mode="lr-tb"/>
    </style:style>
    <style:style style:name="gr6" style:family="graphic" style:parent-style-name="standard">
      <style:graphic-properties svg:stroke-color="#00a933" draw:fill-color="#ff3838" draw:textarea-horizontal-align="justify" draw:textarea-vertical-align="middle" draw:auto-grow-height="false" fo:min-height="0.896cm" fo:min-width="5.726cm"/>
      <style:paragraph-properties style:writing-mode="lr-tb"/>
    </style:style>
    <style:style style:name="gr7" style:family="graphic" style:parent-style-name="standard">
      <style:graphic-properties svg:stroke-color="#ff5429" draw:fill-color="#ed4c05" draw:textarea-horizontal-align="justify" draw:textarea-vertical-align="middle" draw:auto-grow-height="false" fo:min-height="0.896cm" fo:min-width="5.726cm"/>
      <style:paragraph-properties style:writing-mode="lr-tb"/>
    </style:style>
    <style:style style:name="gr8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fill-color="#ff4000" draw:textarea-horizontal-align="justify" draw:textarea-vertical-align="middle" draw:auto-grow-height="false" fo:min-height="0.766cm" fo:min-width="1.278cm"/>
    </style:style>
    <style:style style:name="gr16" style:family="graphic" style:parent-style-name="standard">
      <style:graphic-properties draw:fill-color="#81d41a" draw:textarea-horizontal-align="justify" draw:textarea-vertical-align="middle" draw:auto-grow-height="false" fo:min-height="0.766cm" fo:min-width="1.278cm"/>
    </style:style>
    <style:style style:name="gr17" style:family="graphic" style:parent-style-name="standard">
      <style:graphic-properties draw:fill-color="#ffbf00" draw:textarea-horizontal-align="justify" draw:textarea-vertical-align="middle" draw:auto-grow-height="false" fo:min-height="0.766cm" fo:min-width="1.278cm"/>
    </style:style>
    <style:style style:name="gr18" style:family="graphic" style:parent-style-name="standard">
      <style:graphic-properties draw:fill-color="#5b277d" draw:textarea-horizontal-align="justify" draw:textarea-vertical-align="middle" draw:auto-grow-height="false" fo:min-height="0.766cm" fo:min-width="1.278cm"/>
    </style:style>
    <style:style style:name="gr19" style:family="graphic" style:parent-style-name="standard">
      <style:graphic-properties draw:fill-color="#ff3838" draw:textarea-horizontal-align="justify" draw:textarea-vertical-align="middle" draw:auto-grow-height="false" fo:min-height="0.766cm" fo:min-width="1.278cm"/>
    </style:style>
    <style:style style:name="gr20" style:family="graphic" style:parent-style-name="standard">
      <style:graphic-properties draw:fill-color="#784b04" draw:textarea-horizontal-align="justify" draw:textarea-vertical-align="middle" draw:auto-grow-height="false" fo:min-height="0.766cm" fo:min-width="1.278cm"/>
    </style:style>
    <style:style style:name="gr21" style:family="graphic" style:parent-style-name="objectwithoutfill">
      <style:graphic-properties draw:marker-end="Arrow" draw:marker-end-width="0.3cm" draw:fill="solid" draw:textarea-vertical-align="middl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3838"/>
      <style:paragraph-properties fo:text-align="center" style:writing-mode="lr-tb"/>
    </style:style>
    <style:style style:name="P3" style:family="paragraph">
      <loext:graphic-properties draw:fill-color="#8d1d75"/>
      <style:paragraph-properties fo:text-align="center" style:writing-mode="lr-tb"/>
    </style:style>
    <style:style style:name="P4" style:family="paragraph">
      <loext:graphic-properties draw:fill-color="#1e6a39"/>
      <style:paragraph-properties fo:text-align="center" style:writing-mode="lr-tb"/>
    </style:style>
    <style:style style:name="P5" style:family="paragraph">
      <loext:graphic-properties draw:fill-color="#5eb91e"/>
      <style:paragraph-properties fo:text-align="center" style:writing-mode="lr-tb"/>
    </style:style>
    <style:style style:name="P6" style:family="paragraph">
      <loext:graphic-properties draw:fill-color="#ed4c05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ff4000"/>
      <style:paragraph-properties fo:text-align="center"/>
    </style:style>
    <style:style style:name="P11" style:family="paragraph">
      <loext:graphic-properties draw:fill-color="#81d41a"/>
      <style:paragraph-properties fo:text-align="center"/>
    </style:style>
    <style:style style:name="P12" style:family="paragraph">
      <loext:graphic-properties draw:fill-color="#ffbf00"/>
      <style:paragraph-properties fo:text-align="center"/>
    </style:style>
    <style:style style:name="P13" style:family="paragraph">
      <loext:graphic-properties draw:fill-color="#5b277d"/>
      <style:paragraph-properties fo:text-align="center"/>
    </style:style>
    <style:style style:name="P14" style:family="paragraph">
      <loext:graphic-properties draw:fill-color="#ff3838"/>
      <style:paragraph-properties fo:text-align="center"/>
    </style:style>
    <style:style style:name="P15" style:family="paragraph">
      <loext:graphic-properties draw:fill-color="#784b04"/>
      <style:paragraph-properties fo:text-align="center"/>
    </style:style>
    <style:style style:name="P1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382cm" svg:height="1.27cm" svg:x="10.414cm" svg:y="1.27cm">
          <text:p text:style-name="P1">Color (yellowish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382cm" svg:height="1.27cm" svg:x="2.54cm" svg:y="5.334cm">
          <text:p text:style-name="P1">Height (&gt;=4.6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382cm" svg:height="1.27cm" svg:x="17.018cm" svg:y="5.334cm">
          <text:p text:style-name="P1">Weigh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35cm" svg:height="1.27cm" svg:x="0.254cm" svg:y="8.382cm">
          <text:p text:style-name="P1">Giraff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35cm" svg:height="1.27cm" svg:x="7.62cm" svg:y="8.382cm">
          <text:p text:style-name="P1">Not giraff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6.35cm" svg:height="1.27cm" svg:x="13.716cm" svg:y="10.16cm">
          <text:p text:style-name="P1">L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6.35cm" svg:height="1.27cm" svg:x="21.336cm" svg:y="10.16cm">
          <text:p text:style-name="P1">Not l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14.478cm" svg:y1="2.54cm" svg:x2="6.858cm" svg:y2="5.334cm">
          <text:p/>
        </draw:line>
        <draw:line draw:style-name="gr9" draw:text-style-name="P7" draw:layer="layout" svg:x1="14.478cm" svg:y1="2.54cm" svg:x2="22.098cm" svg:y2="5.334cm">
          <text:p/>
        </draw:line>
        <draw:line draw:style-name="gr8" draw:text-style-name="P7" draw:layer="layout" svg:x1="6.35cm" svg:y1="6.604cm" svg:x2="3.556cm" svg:y2="8.382cm">
          <text:p/>
        </draw:line>
        <draw:line draw:style-name="gr9" draw:text-style-name="P7" draw:layer="layout" svg:x1="6.35cm" svg:y1="6.604cm" svg:x2="10.668cm" svg:y2="8.382cm">
          <text:p/>
        </draw:line>
        <draw:line draw:style-name="gr8" draw:text-style-name="P7" draw:layer="layout" svg:x1="21.082cm" svg:y1="6.604cm" svg:x2="17.272cm" svg:y2="10.16cm">
          <text:p/>
        </draw:line>
        <draw:line draw:style-name="gr9" draw:text-style-name="P7" draw:layer="layout" svg:x1="21.082cm" svg:y1="6.604cm" svg:x2="24.892cm" svg:y2="10.16cm">
          <text:p/>
        </draw:line>
        <draw:frame draw:style-name="gr10" draw:text-style-name="P8" draw:layer="layout" svg:width="1.488cm" svg:height="0.962cm" svg:x="9.398cm" svg:y="3.102cm">
          <draw:text-box>
            <text:p>yes</text:p>
          </draw:text-box>
        </draw:frame>
        <draw:frame draw:style-name="gr11" draw:text-style-name="P8" draw:layer="layout" svg:width="1.205cm" svg:height="0.962cm" svg:x="18.353cm" svg:y="3.048cm">
          <draw:text-box>
            <text:p>no</text:p>
          </draw:text-box>
        </draw:frame>
        <draw:frame draw:style-name="gr12" draw:text-style-name="P8" draw:layer="layout" svg:width="1.488cm" svg:height="1.216cm" svg:x="3.62cm" svg:y="6.771cm">
          <draw:text-box>
            <text:p>yes</text:p>
          </draw:text-box>
        </draw:frame>
        <draw:frame draw:style-name="gr13" draw:text-style-name="P8" draw:layer="layout" svg:width="1.205cm" svg:height="0.962cm" svg:x="8.636cm" svg:y="6.858cm">
          <draw:text-box>
            <text:p>no</text:p>
          </draw:text-box>
        </draw:frame>
        <draw:frame draw:style-name="gr10" draw:text-style-name="P8" draw:layer="layout" svg:width="1.488cm" svg:height="0.962cm" svg:x="18.07cm" svg:y="7.62cm">
          <draw:text-box>
            <text:p>yes</text:p>
          </draw:text-box>
        </draw:frame>
        <draw:frame draw:style-name="gr13" draw:text-style-name="P8" draw:layer="layout" svg:width="1.205cm" svg:height="0.962cm" svg:x="22.925cm" svg:y="7.674cm">
          <draw:text-box>
            <text:p>no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5" draw:text-style-name="P10" xml:id="id1" draw:id="id1" draw:layer="layout" svg:width="1.778cm" svg:height="1.016cm" svg:x="3.556cm" svg:y="1.2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xml:id="id2" draw:id="id2" draw:layer="layout" svg:width="1.778cm" svg:height="1.016cm" svg:x="2.032cm" svg:y="3.3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xml:id="id3" draw:id="id3" draw:layer="layout" svg:width="1.778cm" svg:height="1.016cm" svg:x="6.096cm" svg:y="3.3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xml:id="id4" draw:id="id4" draw:layer="layout" svg:width="1.778cm" svg:height="1.016cm" svg:x="0.508cm" svg:y="5.84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xml:id="id5" draw:id="id5" draw:layer="layout" svg:width="1.778cm" svg:height="1.016cm" svg:x="3.048cm" svg:y="5.8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778cm" svg:height="1.016cm" svg:x="5.334cm" svg:y="5.84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xml:id="id9" draw:id="id9" draw:layer="layout" svg:width="1.778cm" svg:height="1.016cm" svg:x="14.986cm" svg:y="4.5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xml:id="id6" draw:id="id6" draw:layer="layout" svg:width="1.778cm" svg:height="1.016cm" svg:x="15.24cm" svg:y="0.7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xml:id="id7" draw:id="id7" draw:layer="layout" svg:width="1.778cm" svg:height="1.016cm" svg:x="13.97cm" svg:y="2.79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xml:id="id8" draw:id="id8" draw:layer="layout" svg:width="1.778cm" svg:height="1.016cm" svg:x="11.938cm" svg:y="4.5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xml:id="id13" draw:id="id13" draw:layer="layout" svg:width="1.778cm" svg:height="1.016cm" svg:x="22.352cm" svg:y="0.5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xml:id="id10" draw:id="id10" draw:layer="layout" svg:width="1.778cm" svg:height="1.016cm" svg:x="24.384cm" svg:y="2.79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xml:id="id11" draw:id="id11" draw:layer="layout" svg:width="1.778cm" svg:height="1.016cm" svg:x="21.844cm" svg:y="5.3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xml:id="id12" draw:id="id12" draw:layer="layout" svg:width="1.778cm" svg:height="1.016cm" svg:x="24.892cm" svg:y="5.334cm">
          <text:p/>
          <draw:enhanced-geometry svg:viewBox="0 0 21600 21600" draw:type="rectangle" draw:enhanced-path="M 0 0 L 21600 0 21600 21600 0 21600 0 0 Z N"/>
        </draw:custom-shape>
        <draw:connector draw:style-name="gr21" draw:text-style-name="P7" draw:layer="layout" draw:type="line" svg:x1="4.445cm" svg:y1="2.286cm" svg:x2="2.921cm" svg:y2="3.302cm" draw:start-shape="id1" draw:start-glue-point="2" draw:end-shape="id2" draw:end-glue-point="0" svg:d="M4445 2286l-1524 1016" svg:viewBox="0 0 1525 1017">
          <text:p/>
        </draw:connector>
        <draw:connector draw:style-name="gr21" draw:text-style-name="P7" draw:layer="layout" draw:type="line" svg:x1="4.445cm" svg:y1="2.286cm" svg:x2="6.985cm" svg:y2="3.302cm" draw:start-shape="id1" draw:start-glue-point="2" draw:end-shape="id3" draw:end-glue-point="0" svg:d="M4445 2286l2540 1016" svg:viewBox="0 0 2541 1017">
          <text:p/>
        </draw:connector>
        <draw:connector draw:style-name="gr21" draw:text-style-name="P7" draw:layer="layout" draw:type="line" svg:x1="2.921cm" svg:y1="4.318cm" svg:x2="1.397cm" svg:y2="5.842cm" draw:start-shape="id2" draw:start-glue-point="2" draw:end-shape="id4" draw:end-glue-point="0" svg:d="M2921 4318l-1524 1524" svg:viewBox="0 0 1525 1525">
          <text:p/>
        </draw:connector>
        <draw:connector draw:style-name="gr21" draw:text-style-name="P7" draw:layer="layout" draw:type="line" svg:x1="2.921cm" svg:y1="4.318cm" svg:x2="3.937cm" svg:y2="5.842cm" draw:start-shape="id2" draw:start-glue-point="2" draw:end-shape="id5" draw:end-glue-point="0" svg:d="M2921 4318l1016 1524" svg:viewBox="0 0 1017 1525">
          <text:p/>
        </draw:connector>
        <draw:connector draw:style-name="gr21" draw:text-style-name="P7" draw:layer="layout" draw:type="line" svg:x1="16.129cm" svg:y1="1.778cm" svg:x2="14.859cm" svg:y2="2.794cm" draw:start-shape="id6" draw:start-glue-point="2" draw:end-shape="id7" draw:end-glue-point="0" svg:d="M16129 1778l-1270 1016" svg:viewBox="0 0 1271 1017">
          <text:p/>
        </draw:connector>
        <draw:connector draw:style-name="gr21" draw:text-style-name="P7" draw:layer="layout" draw:type="line" svg:x1="14.859cm" svg:y1="3.81cm" svg:x2="12.827cm" svg:y2="4.572cm" draw:start-shape="id7" draw:start-glue-point="2" draw:end-shape="id8" draw:end-glue-point="0" svg:d="M14859 3810l-2032 762" svg:viewBox="0 0 2033 763">
          <text:p/>
        </draw:connector>
        <draw:connector draw:style-name="gr21" draw:text-style-name="P7" draw:layer="layout" draw:type="line" svg:x1="14.859cm" svg:y1="3.81cm" svg:x2="15.875cm" svg:y2="4.572cm" draw:start-shape="id7" draw:start-glue-point="2" draw:end-shape="id9" draw:end-glue-point="0" svg:d="M14859 3810l1016 762" svg:viewBox="0 0 1017 763">
          <text:p/>
        </draw:connector>
        <draw:connector draw:style-name="gr21" draw:text-style-name="P7" draw:layer="layout" draw:type="line" svg:x1="25.273cm" svg:y1="3.81cm" svg:x2="22.733cm" svg:y2="5.334cm" draw:start-shape="id10" draw:start-glue-point="2" draw:end-shape="id11" draw:end-glue-point="0" svg:d="M25273 3810l-2540 1524" svg:viewBox="0 0 2541 1525">
          <text:p/>
        </draw:connector>
        <draw:connector draw:style-name="gr21" draw:text-style-name="P7" draw:layer="layout" draw:type="line" svg:x1="25.273cm" svg:y1="3.81cm" svg:x2="25.781cm" svg:y2="5.334cm" draw:start-shape="id10" draw:start-glue-point="2" draw:end-shape="id12" draw:end-glue-point="0" svg:d="M25273 3810l508 1524" svg:viewBox="0 0 509 1525">
          <text:p/>
        </draw:connector>
        <draw:connector draw:style-name="gr21" draw:text-style-name="P7" draw:layer="layout" draw:type="line" svg:x1="23.241cm" svg:y1="1.524cm" svg:x2="25.273cm" svg:y2="2.794cm" draw:start-shape="id13" draw:start-glue-point="2" draw:end-shape="id10" draw:end-glue-point="0" svg:d="M23241 1524l2032 1270" svg:viewBox="0 0 2033 1271">
          <text:p/>
        </draw:connector>
        <presentation:notes draw:style-name="dp2">
          <draw:page-thumbnail draw:style-name="gr14" draw:layer="layout" svg:width="18.624cm" svg:height="10.476cm" svg:x="1.482cm" svg:y="2.123cm" draw:page-number="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06:47:56.120801070</meta:creation-date>
    <dc:date>2021-02-20T11:43:51.032903480</dc:date>
    <meta:editing-duration>PT1H16M35S</meta:editing-duration>
    <meta:editing-cycles>3</meta:editing-cycles>
    <meta:generator>LibreOffice/6.4.6.2$Linux_X86_64 LibreOffice_project/40$Build-2</meta:generator>
    <meta:document-statistic meta:object-count="68"/>
  </office:meta>
</office:document-meta>
</file>